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f98" officeooo:paragraph-rsid="0008804c"/>
    </style:style>
    <style:style style:name="P2" style:family="paragraph" style:parent-style-name="Standard">
      <style:text-properties officeooo:rsid="0008804c" officeooo:paragraph-rsid="0008804c"/>
    </style:style>
    <style:style style:name="P3" style:family="paragraph" style:parent-style-name="Standard">
      <style:text-properties officeooo:rsid="0008f874" officeooo:paragraph-rsid="0008f874"/>
    </style:style>
    <style:style style:name="P4" style:family="paragraph" style:parent-style-name="Standard">
      <style:text-properties officeooo:rsid="00094012" officeooo:paragraph-rsid="00094012"/>
    </style:style>
    <style:style style:name="P5" style:family="paragraph" style:parent-style-name="Standard">
      <style:text-properties style:text-underline-style="solid" style:text-underline-width="auto" style:text-underline-color="font-color" officeooo:rsid="000e941f" officeooo:paragraph-rsid="000e941f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0e941f" officeooo:paragraph-rsid="000e941f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103230" officeooo:paragraph-rsid="00103230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13c111" officeooo:paragraph-rsid="0013c111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1457c0" officeooo:paragraph-rsid="001457c0" style:font-style-asian="italic" style:font-style-complex="italic"/>
    </style:style>
    <style:style style:name="P10" style:family="paragraph" style:parent-style-name="Standard">
      <style:text-properties fo:font-style="italic" style:text-underline-style="solid" style:text-underline-width="auto" style:text-underline-color="font-color" officeooo:rsid="00166ef5" officeooo:paragraph-rsid="00166ef5" style:font-style-asian="italic" style:font-style-complex="italic"/>
    </style:style>
    <style:style style:name="P11" style:family="paragraph" style:parent-style-name="Standard">
      <style:text-properties fo:font-style="italic" officeooo:rsid="00094012" officeooo:paragraph-rsid="00094012" style:font-style-asian="italic" style:font-style-complex="italic"/>
    </style:style>
    <style:style style:name="P12" style:family="paragraph" style:parent-style-name="Standard">
      <style:text-properties fo:font-style="italic" style:text-underline-style="none" officeooo:rsid="00133073" officeooo:paragraph-rsid="00133073" style:font-style-asian="italic" style:font-style-complex="italic"/>
    </style:style>
    <style:style style:name="P13" style:family="paragraph" style:parent-style-name="Standard">
      <style:text-properties fo:font-style="normal" officeooo:rsid="000b3b08" officeooo:paragraph-rsid="000b3b08" style:font-style-asian="normal" style:font-style-complex="normal"/>
    </style:style>
    <style:style style:name="P14" style:family="paragraph" style:parent-style-name="Standard">
      <style:text-properties fo:font-style="normal" officeooo:rsid="000cfab1" officeooo:paragraph-rsid="000cfab1" style:font-style-asian="normal" style:font-style-complex="normal"/>
    </style:style>
    <style:style style:name="P15" style:family="paragraph" style:parent-style-name="Standard">
      <style:text-properties fo:font-style="normal" officeooo:rsid="000e941f" officeooo:paragraph-rsid="000e941f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0e941f" officeooo:paragraph-rsid="000e941f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103230" officeooo:paragraph-rsid="00103230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11527e" officeooo:paragraph-rsid="0011527e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133073" officeooo:paragraph-rsid="00133073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13c111" officeooo:paragraph-rsid="0013c111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rsid="001457c0" officeooo:paragraph-rsid="001457c0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rsid="001457c0" officeooo:paragraph-rsid="0013c111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14c160" officeooo:paragraph-rsid="0014c160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rsid="00166ef5" officeooo:paragraph-rsid="00166ef5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rsid="001952b1" officeooo:paragraph-rsid="001952b1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1a1d12" officeooo:paragraph-rsid="001a1d12" style:font-style-asian="normal" style:font-style-complex="normal"/>
    </style:style>
    <style:style style:name="P27" style:family="paragraph" style:parent-style-name="Standard">
      <style:text-properties fo:font-style="normal" style:text-underline-style="none" officeooo:rsid="001b1802" officeooo:paragraph-rsid="001b1802" style:font-style-asian="normal" style:font-style-complex="normal"/>
    </style:style>
    <style:style style:name="P28" style:family="paragraph" style:parent-style-name="Standard">
      <style:text-properties fo:font-style="normal" style:text-underline-style="solid" style:text-underline-width="auto" style:text-underline-color="font-color" officeooo:rsid="00133073" officeooo:paragraph-rsid="00133073" style:font-style-asian="normal" style:font-style-complex="normal"/>
    </style:style>
    <style:style style:name="P29" style:family="paragraph" style:parent-style-name="Standard">
      <style:paragraph-properties fo:break-before="page"/>
      <style:text-properties fo:font-style="normal" style:text-underline-style="none" officeooo:rsid="0013c111" officeooo:paragraph-rsid="0013c111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1527e" style:font-style-asian="normal" style:font-style-complex="normal"/>
    </style:style>
    <style:style style:name="T7" style:family="text">
      <style:text-properties fo:font-style="normal" style:text-underline-style="none" officeooo:rsid="001457c0" style:font-style-asian="normal" style:font-style-complex="normal"/>
    </style:style>
    <style:style style:name="T8" style:family="text">
      <style:text-properties fo:font-style="normal" style:text-underline-style="none" officeooo:rsid="0014c160" style:font-style-asian="normal" style:font-style-complex="normal"/>
    </style:style>
    <style:style style:name="T9" style:family="text">
      <style:text-properties fo:font-style="normal" style:text-underline-style="none" fo:font-weight="normal" officeooo:rsid="00179dfc" style:font-style-asian="normal" style:font-weight-asian="normal" style:font-style-complex="normal" style:font-weight-complex="normal"/>
    </style:style>
    <style:style style:name="T10" style:family="text">
      <style:text-properties officeooo:rsid="000e941f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1527e"/>
    </style:style>
    <style:style style:name="T13" style:family="text">
      <style:text-properties style:text-underline-style="none" officeooo:rsid="0014c1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tations de la peintre</text:p>
      <text:p text:style-name="P1"><text:tab/>expo, <text:span text:style-name="T2">de la fresque à la peinture à l'huile</text:span></text:p>
      <text:p text:style-name="P1"/>
      <text:p text:style-name="P1"/>
      <text:p text:style-name="P2">contexte artistiques</text:p>
      <text:p text:style-name="P2">fresque à l'italiene : traité de céminocémini? / traité byzantin</text:p>
      <text:p text:style-name="P2"><text:tab/>moyen déco répandu dans moyen âge</text:p>
      <text:p text:style-name="P2"><text:tab/>supportepas intempérie</text:p>
      <text:p text:style-name="P2"/>
      <text:p text:style-name="P3">détrempe ? <text:span text:style-name="T10">Mélange colle et pigments</text:span></text:p>
      <text:p text:style-name="P3">tehnique flammande : art de chevalet?</text:p>
      <text:p text:style-name="P3"/>
      <text:p text:style-name="P3">Peinture à l'huile plus permiscive</text:p>
      <text:p text:style-name="P3">prends le relais des peinture dites à tempera / toile tendue remplace panneaux en bois</text:p>
      <text:p text:style-name="P3"/>
      <text:p text:style-name="P4">fresque</text:p>
      <text:p text:style-name="P4"><text:tab/>peinture murale</text:p>
      <text:p text:style-name="P4"><text:tab/>nécessite travaux préliminaire</text:p>
      <text:p text:style-name="P4"><text:tab/><text:tab/>arriccio = enduit grabuleux sur mur (role protecteur)</text:p>
      <text:p text:style-name="P4"><text:tab/><text:tab/>Intonaco = couche sable fin</text:p>
      <text:p text:style-name="P4"><text:tab/><text:tab/>Sinopia = dessin préparatoir ocre rouge</text:p>
      <text:p text:style-name="P4"><text:tab/><text:tab/>Giornanta = finitions?</text:p>
      <text:p text:style-name="P4"/>
      <text:p text:style-name="P4">Peinture à l'huile</text:p>
      <text:p text:style-name="P4"><text:tab/>toile et bois</text:p>
      <text:p text:style-name="P4"><text:tab/>liants+solvants+agglutinants</text:p>
      <text:p text:style-name="P4"><text:tab/>sèche lentement = correction / repentirs</text:p>
      <text:p text:style-name="P4"/>
      <text:p text:style-name="P4"><text:span text:style-name="T1">Piero della Francesca<text:tab/></text:span>1410_1492</text:p>
      <text:p text:style-name="P4"><text:tab/>première perspective géomètrique dans peintures</text:p>
      <text:p text:style-name="P4"><text:tab/>1452 <text:span text:style-name="T3">La Légende de La Vraie Croix</text:span></text:p>
      <text:p text:style-name="P11"/>
      <text:p text:style-name="P4"><text:span text:style-name="T3">La Flagellation du Christ </text:span><text:span text:style-name="T4">signé tempura/huile sur bois, 1433</text:span></text:p>
      <text:p text:style-name="P13">oeuvre gémétrique</text:p>
      <text:p text:style-name="P14">+</text:p>
      <text:p text:style-name="P13">fresques légende dela vrai croix?</text:p>
      <text:p text:style-name="P13"/>
      <text:p text:style-name="P14">Les deux on deux sujets séparés par une colonnes</text:p>
      <text:p text:style-name="P14"/>
      <text:p text:style-name="P15">maitre de la fresque au XV</text:p>
      <text:p text:style-name="P15"/>
      <text:p text:style-name="P5"><text:span text:style-name="T4">Antonello de Messire</text:span><text:span text:style-name="T5"> 1430_1479</text:span></text:p>
      <text:p text:style-name="P16"><text:tab/>formé à Naples : liens ave pays du Nord + accès facile à ports/voyages</text:p>
      <text:p text:style-name="P16"><text:tab/>peinre majeur de la Renaissance</text:p>
      <text:p text:style-name="P6"><text:span text:style-name="T11">Calvaire de la Crucifixion</text:span><text:span text:style-name="T5">, huile sur panneaux de bois, 1475</text:span></text:p>
      <text:p text:style-name="P16">l'une de ses oeuvres datées</text:p>
      <text:p text:style-name="P16"/>
      <text:p text:style-name="P6"><text:span text:style-name="T11">La Viergede de l'Annociation, 1475,</text:span><text:span text:style-name="T5">huile sur toile</text:span></text:p>
      <text:p text:style-name="P16">fond noir inspiré des portraits nordiste</text:p>
      <text:p text:style-name="P16"/>
      <text:p text:style-name="P17">précursseur dans utilisation nouvelle méthode</text:p>
      <text:p text:style-name="P17"/>
      <text:p text:style-name="P7"><text:soft-page-break/><text:span text:style-name="T4">Giovanni Bellini</text:span><text:span text:style-name="T5"> 1430_1516</text:span></text:p>
      <text:p text:style-name="P7"><text:span text:style-name="T5"><text:tab/></text:span><text:span text:style-name="T11">Le Christ au Jardin des Olviers 1470</text:span></text:p>
      <text:p text:style-name="P17"><text:tab/>peinture à la détrempe</text:p>
      <text:p text:style-name="P17"/>
      <text:p text:style-name="P7"><text:span text:style-name="T5"><text:tab/></text:span><text:span text:style-name="T12">La Vierge à L'Enfant</text:span><text:span text:style-name="T6"> 1480</text:span></text:p>
      <text:p text:style-name="P18">thème récurrent/nombreuse copie</text:p>
      <text:p text:style-name="P18"/>
      <text:p text:style-name="P19">il déssine et ses élèves peignent</text:p>
      <text:p text:style-name="P12">La Jeune Femme au Miroir</text:p>
      <text:p text:style-name="P19"/>
      <text:p text:style-name="P19"/>
      <text:p text:style-name="P28">conclu</text:p>
      <text:p text:style-name="P28"/>
      <text:p text:style-name="P19">peinture au sujets divers et plus personnels</text:p>
      <text:p text:style-name="P29">COURS</text:p>
      <text:p text:style-name="P20"/>
      <text:p text:style-name="P20">AMBROGIO LORENZETTI</text:p>
      <text:p text:style-name="P9"><text:a xlink:type="simple" xlink:href="https://wikimonde.com/article/Ambrogio_Lorenzetti" text:style-name="Internet_20_link" text:visited-style-name="Visited_20_Internet_20_Link"><text:span text:style-name="T5">https://wikimonde.com/article/Ambrogio_Lorenzetti</text:span></text:a></text:p>
      <text:p text:style-name="P21"/>
      <text:p text:style-name="P20">avant peste de 1348 (- moitié pop Siene) Siene était une des villse les + prospère</text:p>
      <text:p text:style-name="P20"/>
      <text:p text:style-name="P8"><text:span text:style-name="T5">âge d'or de la peinture siennoises / </text:span><text:span text:style-name="T7">creuser art novateru incarné par Siomné Martini</text:span></text:p>
      <text:p text:style-name="P22"/>
      <text:p text:style-name="P9"><text:span text:style-name="T5">freue </text:span><text:span text:style-name="T11">du Bon et du Mauvais Gouvernement, le reste est méconnu </text:span><text:span text:style-name="T13">1338</text:span><text:span text:style-name="T8">, palais publique de Sienne</text:span></text:p>
      <text:p text:style-name="P23">restauration/grand travail d'archive/sources/doc historique/meilleur datation de ses oeuvres</text:p>
      <text:p text:style-name="P23">=</text:p>
      <text:p text:style-name="P23">vision plus fine de l'artiste</text:p>
      <text:p text:style-name="P23">grand artiste religieux</text:p>
      <text:p text:style-name="P23"/>
      <text:p text:style-name="P23">il a fait synthèse entre raffinement gothique de Martini et les dernieres inventions de Giotto</text:p>
      <text:p text:style-name="P23"/>
      <text:p text:style-name="P10"><text:span text:style-name="T5">participe au grand chantier époque = chantier </text:span><text:span text:style-name="T9">B</text:span><text:span text:style-name="T5">asilique _</text:span></text:p>
      <text:p text:style-name="P24"/>
      <text:p text:style-name="P25">s'affirme comme " le peintre civique " de la république siennoise</text:p>
      <text:p text:style-name="P25"/>
      <text:p text:style-name="P26">urikisation ilportante des feuilles d'or </text:p>
      <text:p text:style-name="P26"/>
      <text:p text:style-name="P26">fresque de propagande</text:p>
      <text:p text:style-name="P26">rends les sujets moins figés et hiératiques</text:p>
      <text:p text:style-name="P27">va plus loing que Giotto dans rendu espace et nature</text:p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58M51S</meta:editing-duration>
    <meta:editing-cycles>20</meta:editing-cycles>
    <meta:generator>LibreOffice/5.3.6.1$Windows_x86 LibreOffice_project/686f202eff87ef707079aeb7f485847613344eb7</meta:generator>
    <dc:date>2018-02-20T15:22:54.172000000</dc:date>
    <meta:document-statistic meta:table-count="0" meta:image-count="0" meta:object-count="0" meta:page-count="3" meta:paragraph-count="64" meta:word-count="378" meta:character-count="2459" meta:non-whitespace-character-count="2121"/>
    <meta:user-defined meta:name="Info 1"/>
    <meta:user-defined meta:name="Info 2"/>
    <meta:user-defined meta:name="Info 3"/>
    <meta:user-defined meta:name="Info 4"/>
  </office:meta>
</office:document-meta>
</file>